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pandas as pd</text:p>
      <text:p text:style-name="Standard">import random</text:p>
      <text:p text:style-name="Standard">from faker import Faker</text:p>
      <text:p text:style-name="Standard">from datetime import datetime, timedelta</text:p>
      <text:p text:style-name="Standard"/>
      <text:p text:style-name="Standard"># Initialize Faker library for realistic data generation</text:p>
      <text:p text:style-name="Standard">fake = Faker()</text:p>
      <text:p text:style-name="Standard"/>
      <text:p text:style-name="Standard"># --- Configuration Variables ---</text:p>
      <text:p text:style-name="Standard">NUM_CUSTOMERS = 500</text:p>
      <text:p text:style-name="Standard">NUM_BRANCHES = 10</text:p>
      <text:p text:style-name="Standard">NUM_PRODUCTS = 15</text:p>
      <text:p text:style-name="Standard">NUM_ACCOUNTS = 1000 <text:s/># More accounts than customers to allow customers to have multiple accounts</text:p>
      <text:p text:style-name="Standard">NUM_TRANSACTIONS = 50000</text:p>
      <text:p text:style-name="Standard"/>
      <text:p text:style-name="Standard"># Function to generate a list of fake branch IDs (used for FK generation)</text:p>
      <text:p text:style-name="Standard">def generate_branch_data():</text:p>
      <text:p text:style-name="Standard"><text:s text:c="4"/>data = []</text:p>
      <text:p text:style-name="Standard"><text:s text:c="4"/># Create NUM_BRANCHES distinct branches</text:p>
      <text:p text:style-name="Standard"><text:s text:c="4"/>for branch_id in range(1, NUM_BRANCHES + 1):</text:p>
      <text:p text:style-name="Standard"><text:s text:c="8"/>data.append({</text:p>
      <text:p text:style-name="Standard"><text:s text:c="12"/>'branch_id': branch_id,</text:p>
      <text:p text:style-name="Standard"><text:s text:c="12"/>'branch_name': f"Branch {random.choice(['North', 'South', 'Central', 'East', 'West'])} {branch_id}",</text:p>
      <text:p text:style-name="Standard"><text:s text:c="12"/>'manager_name': fake.name(),</text:p>
      <text:p text:style-name="Standard"><text:s text:c="12"/>'branch_address': fake.street_address(),</text:p>
      <text:p text:style-name="Standard"><text:s text:c="12"/>'branch_city': fake.city(),</text:p>
      <text:p text:style-name="Standard"><text:s text:c="12"/>'branch_state': fake.state_abbr(),</text:p>
      <text:p text:style-name="Standard"><text:s text:c="12"/>'phone_number': fake.phone_number(),</text:p>
      <text:p text:style-name="Standard"><text:s text:c="12"/>'operating_hours': '9:00 AM - 5:00 PM',</text:p>
      <text:p text:style-name="Standard"><text:s text:c="12"/>'established_date': fake.date_between(start_date='-20y', end_date='-5y'),</text:p>
      <text:p text:style-name="Standard"><text:s text:c="12"/>'total_employees': random.randint(15, 75),</text:p>
      <text:p text:style-name="Standard"><text:s text:c="12"/>'ATM_count': random.randint(1, 5),</text:p>
      <text:p text:style-name="Standard"><text:s text:c="12"/>'average_rating': round(random.uniform(3.0, 5.0), 1),</text:p>
      <text:p text:style-name="Standard"><text:s text:c="8"/>})</text:p>
      <text:p text:style-name="Standard"><text:s text:c="4"/>return pd.DataFrame(data)</text:p>
      <text:p text:style-name="Standard"/>
      <text:p text:style-name="Standard"># Function to generate fake product data</text:p>
      <text:p text:style-name="Standard">def generate_product_data():</text:p>
      <text:p text:style-name="Standard"><text:s text:c="4"/>product_types = ['Checking', 'Savings', 'CD', 'Loan', 'Credit Card']</text:p>
      <text:p text:style-name="Standard"><text:s text:c="4"/>data = []</text:p>
      <text:p text:style-name="Standard"><text:s text:c="4"/># Create NUM_PRODUCTS distinct products</text:p>
      <text:p text:style-name="Standard"><text:s text:c="4"/>for product_id in range(1, NUM_PRODUCTS + 1):</text:p>
      <text:p text:style-name="Standard"><text:s text:c="8"/>product_type = random.choice(product_types)</text:p>
      <text:p text:style-name="Standard"><text:s text:c="8"/>data.append({</text:p>
      <text:p text:style-name="Standard"><text:s text:c="12"/>'product_id': product_id,</text:p>
      <text:p text:style-name="Standard"><text:s text:c="12"/>'product_name': f"{random.choice(['Basic', 'Premium', 'Elite', 'Student'])} {product_type}",</text:p>
      <text:p text:style-name="Standard"><text:s text:c="12"/>'product_type': product_type,</text:p>
      <text:p text:style-name="Standard"><text:s text:c="12"/>'description': fake.catch_phrase(),</text:p>
      <text:p text:style-name="Standard"><text:s text:c="12"/>'launch_date': fake.date_between(start_date='-10y', end_date='-1y'),</text:p>
      <text:p text:style-name="Standard"><text:s text:c="12"/>'maturity_period': random.choice([0, 6, 12, 24]) if product_type == 'CD' else 0,</text:p>
      <text:p text:style-name="Standard"><text:s text:c="12"/>'minimum_deposit': round(random.uniform(0, 1000), 2) if product_type != 'Loan' else 0,</text:p>
      <text:p text:style-name="Standard"><text:s text:c="12"/>'annual_fee': round(random.uniform(0, 150), 2),</text:p>
      <text:p text:style-name="Standard"><text:soft-page-break/><text:s text:c="12"/>'interest_rate': round(random.uniform(0.1, 8.0), 2),</text:p>
      <text:p text:style-name="Standard"><text:s text:c="12"/>'risk_level': random.randint(1, 5),</text:p>
      <text:p text:style-name="Standard"><text:s text:c="12"/>'is_new_product': random.choice([True, False]),</text:p>
      <text:p text:style-name="Standard"><text:s text:c="12"/>'discontinued_date': None,</text:p>
      <text:p text:style-name="Standard"><text:s text:c="8"/>})</text:p>
      <text:p text:style-name="Standard"><text:s text:c="4"/>return pd.DataFrame(data)</text:p>
      <text:p text:style-name="Standard"/>
      <text:p text:style-name="Standard"># Function to generate fake customer data</text:p>
      <text:p text:style-name="Standard">def generate_customer_data():</text:p>
      <text:p text:style-name="Standard"><text:s text:c="4"/>data = []</text:p>
      <text:p text:style-name="Standard"><text:s text:c="4"/># Create NUM_CUSTOMERS distinct customers</text:p>
      <text:p text:style-name="Standard"><text:s text:c="4"/>for customer_id in range(1, NUM_CUSTOMERS + 1):</text:p>
      <text:p text:style-name="Standard"><text:s text:c="8"/>date_joined = fake.date_between(start_date='-15y', end_date='today')</text:p>
      <text:p text:style-name="Standard"><text:s text:c="8"/>data.append({</text:p>
      <text:p text:style-name="Standard"><text:s text:c="12"/>'customer_id': customer_id,</text:p>
      <text:p text:style-name="Standard"><text:s text:c="12"/>'first_name': fake.first_name(),</text:p>
      <text:p text:style-name="Standard"><text:s text:c="12"/>'last_name': fake.last_name(),</text:p>
      <text:p text:style-name="Standard"><text:s text:c="12"/>'email': fake.unique.email(),</text:p>
      <text:p text:style-name="Standard"><text:s text:c="12"/>'phone_number': fake.phone_number(),</text:p>
      <text:p text:style-name="Standard"><text:s text:c="12"/>'street_address': fake.street_address(),</text:p>
      <text:p text:style-name="Standard"><text:s text:c="12"/>'city': fake.city(),</text:p>
      <text:p text:style-name="Standard"><text:s text:c="12"/>'state_province': fake.state_abbr(),</text:p>
      <text:p text:style-name="Standard"><text:s text:c="12"/>'country': 'USA',</text:p>
      <text:p text:style-name="Standard"><text:s text:c="12"/>'date_joined': date_joined,</text:p>
      <text:p text:style-name="Standard"><text:s text:c="12"/>'birth_date': fake.date_of_birth(minimum_age=18, maximum_age=80),</text:p>
      <text:p text:style-name="Standard"><text:s text:c="12"/>'marital_status': random.choice(['Single', 'Married', 'Divorced', 'Widowed']),</text:p>
      <text:p text:style-name="Standard"><text:s text:c="8"/>})</text:p>
      <text:p text:style-name="Standard"><text:s text:c="4"/>return pd.DataFrame(data)</text:p>
      <text:p text:style-name="Standard"/>
      <text:p text:style-name="Standard"># Function to generate fake account data (requires customer_ids, branch_ids, and product_ids)</text:p>
      <text:p text:style-name="Standard">def generate_account_data(customer_df, branch_df, product_df):</text:p>
      <text:p text:style-name="Standard"><text:s text:c="4"/>customer_ids = customer_df['customer_id'].tolist()</text:p>
      <text:p text:style-name="Standard"><text:s text:c="4"/>branch_ids = branch_df['branch_id'].tolist()</text:p>
      <text:p text:style-name="Standard"><text:s text:c="4"/>product_ids = product_df['product_id'].tolist()</text:p>
      <text:p text:style-name="Standard"/>
      <text:p text:style-name="Standard"><text:s text:c="4"/>data = []</text:p>
      <text:p text:style-name="Standard"><text:s text:c="4"/>for account_id in range(1, NUM_ACCOUNTS + 1):</text:p>
      <text:p text:style-name="Standard"><text:s text:c="8"/># Enforce FK relationship: randomly select existing IDs</text:p>
      <text:p text:style-name="Standard"><text:s text:c="8"/>customer_id = random.choice(customer_ids)</text:p>
      <text:p text:style-name="Standard"><text:s text:c="8"/>branch_id = random.choice(branch_ids)</text:p>
      <text:p text:style-name="Standard"><text:s text:c="8"/>product_id = random.choice(product_ids)</text:p>
      <text:p text:style-name="Standard"/>
      <text:p text:style-name="Standard"><text:s text:c="8"/># Get the customer's join date to ensure the account open date is after</text:p>
      <text:p text:style-name="Standard"><text:s text:c="8"/>customer_join_date = customer_df[customer_df['customer_id'] == customer_id]['date_joined'].iloc[0]</text:p>
      <text:p text:style-name="Standard"/>
      <text:p text:style-name="Standard"><text:s text:c="8"/>open_date = fake.date_between(start_date=customer_join_date, end_date='today')</text:p>
      <text:p text:style-name="Standard"><text:s text:c="8"/>current_balance = round(random.uniform(50.0, 50000.0), 2)</text:p>
      <text:p text:style-name="Standard"><text:s text:c="8"/></text:p>
      <text:p text:style-name="Standard"><text:s text:c="8"/>data.append({</text:p>
      <text:p text:style-name="Standard"><text:s text:c="12"/>'account_id': account_id,</text:p>
      <text:p text:style-name="Standard"><text:s text:c="12"/>'customer_id': customer_id, <text:s/># FK</text:p>
      <text:p text:style-name="Standard"><text:s text:c="12"/>'branch_id': branch_id, <text:s text:c="5"/># FK</text:p>
      <text:p text:style-name="Standard"><text:s text:c="12"/>'product_id': product_id, <text:s text:c="3"/># FK</text:p>
      <text:p text:style-name="Standard"><text:soft-page-break/><text:s text:c="12"/>'account_type': random.choice(['Checking', 'Savings', 'CD']),</text:p>
      <text:p text:style-name="Standard"><text:s text:c="12"/>'open_date': open_date,</text:p>
      <text:p text:style-name="Standard"><text:s text:c="12"/>'current_balance': current_balance,</text:p>
      <text:p text:style-name="Standard"><text:s text:c="12"/>'status': random.choice(['Active', 'Active', 'Active', 'Dormant']),</text:p>
      <text:p text:style-name="Standard"><text:s text:c="12"/>'last_activity_date': fake.date_time_between(start_date=open_date, end_date='now'),</text:p>
      <text:p text:style-name="Standard"><text:s text:c="12"/>'overdraft_limit': round(random.choice([0, 500, 1000]), 2),</text:p>
      <text:p text:style-name="Standard"><text:s text:c="12"/>'monthly_fee': round(random.uniform(0.0, 10.0), 2),</text:p>
      <text:p text:style-name="Standard"><text:s text:c="12"/>'is_joint_account': random.choice([True, False]),</text:p>
      <text:p text:style-name="Standard"><text:s text:c="8"/>})</text:p>
      <text:p text:style-name="Standard"><text:s text:c="4"/>return pd.DataFrame(data)</text:p>
      <text:p text:style-name="Standard"/>
      <text:p text:style-name="Standard"># Function to generate transaction data (requires account_ids)</text:p>
      <text:p text:style-name="Standard">def generate_transaction_data(account_df):</text:p>
      <text:p text:style-name="Standard"><text:s text:c="4"/>account_ids = account_df['account_id'].tolist()</text:p>
      <text:p text:style-name="Standard"><text:s text:c="4"/>transaction_types = ['Deposit', 'Withdrawal', 'Purchase', 'Transfer']</text:p>
      <text:p text:style-name="Standard"><text:s text:c="4"/>categories = ['Groceries', 'Salary', 'Rent', 'Utilities', 'Travel', 'Dining', 'Investment']</text:p>
      <text:p text:style-name="Standard"/>
      <text:p text:style-name="Standard"><text:s text:c="4"/>data = []</text:p>
      <text:p text:style-name="Standard"><text:s text:c="4"/># Generate NUM_TRANSACTIONS records</text:p>
      <text:p text:style-name="Standard"><text:s text:c="4"/>for transaction_id in range(1, NUM_TRANSACTIONS + 1):</text:p>
      <text:p text:style-name="Standard"><text:s text:c="8"/># Enforce FK relationship: randomly select existing account ID</text:p>
      <text:p text:style-name="Standard"><text:s text:c="8"/>account_id = random.choice(account_ids)</text:p>
      <text:p text:style-name="Standard"><text:s text:c="8"/></text:p>
      <text:p text:style-name="Standard"><text:s text:c="8"/>tx_type = random.choice(transaction_types)</text:p>
      <text:p text:style-name="Standard"><text:s text:c="8"/>amount = round(random.uniform(1.0, 5000.0), 2)</text:p>
      <text:p text:style-name="Standard"><text:s text:c="8"/></text:p>
      <text:p text:style-name="Standard"><text:s text:c="8"/># Determine sign of amount based on type</text:p>
      <text:p text:style-name="Standard"><text:s text:c="8"/>if tx_type in ['Purchase', 'Withdrawal']:</text:p>
      <text:p text:style-name="Standard"><text:s text:c="12"/>amount = -abs(amount)</text:p>
      <text:p text:style-name="Standard"><text:s text:c="8"/></text:p>
      <text:p text:style-name="Standard"><text:s text:c="8"/># Ensure transaction time is recent (last 3 years)</text:p>
      <text:p text:style-name="Standard"><text:s text:c="8"/>transaction_date_time = fake.date_time_between(start_date='-3y', end_date='now')</text:p>
      <text:p text:style-name="Standard"/>
      <text:p text:style-name="Standard"><text:s text:c="8"/>data.append({</text:p>
      <text:p text:style-name="Standard"><text:s text:c="12"/>'transaction_id': transaction_id,</text:p>
      <text:p text:style-name="Standard"><text:s text:c="12"/>'account_id': account_id, <text:s text:c="3"/># FK</text:p>
      <text:p text:style-name="Standard"><text:s text:c="12"/>'transaction_type': tx_type,</text:p>
      <text:p text:style-name="Standard"><text:s text:c="12"/>'amount': amount,</text:p>
      <text:p text:style-name="Standard"><text:s text:c="12"/>'transaction_date_time': transaction_date_time,</text:p>
      <text:p text:style-name="Standard"><text:s text:c="12"/>'merchant_name': fake.company() if tx_type != 'Deposit' else 'Payroll Deposit',</text:p>
      <text:p text:style-name="Standard"><text:s text:c="12"/>'category': random.choice(categories),</text:p>
      <text:p text:style-name="Standard"><text:s text:c="12"/>'status': 'Completed',</text:p>
      <text:p text:style-name="Standard"><text:s text:c="12"/>'reference_number': fake.uuid4(),</text:p>
      <text:p text:style-name="Standard"><text:s text:c="12"/>'description': fake.text(max_nb_chars=50),</text:p>
      <text:p text:style-name="Standard"><text:s text:c="12"/>'location_city': fake.city(),</text:p>
      <text:p text:style-name="Standard"><text:s text:c="12"/>'is_international': random.choice([True, False, False, False]), # Mostly domestic</text:p>
      <text:p text:style-name="Standard"><text:s text:c="8"/>})</text:p>
      <text:p text:style-name="Standard"><text:s text:c="4"/>return pd.DataFrame(data)</text:p>
      <text:p text:style-name="Standard"/>
      <text:p text:style-name="Standard"># --- Main Execution ---</text:p>
      <text:p text:style-name="Standard"/>
      <text:p text:style-name="Standard">if __name__ == "__main__":</text:p>
      <text:p text:style-name="Standard"><text:s text:c="4"/>print(f"Starting synthetic data generation for {NUM_CUSTOMERS} customers, {NUM_BRANCHES} branches, and {NUM_TRANSACTIONS} transactions...")</text:p>
      <text:p text:style-name="Standard"><text:soft-page-break/></text:p>
      <text:p text:style-name="Standard"><text:s text:c="4"/># 1. Generate Parent Tables (PKs only)</text:p>
      <text:p text:style-name="Standard"><text:s text:c="4"/>branch_df = generate_branch_data()</text:p>
      <text:p text:style-name="Standard"><text:s text:c="4"/>product_df = generate_product_data()</text:p>
      <text:p text:style-name="Standard"><text:s text:c="4"/>customer_df = generate_customer_data()</text:p>
      <text:p text:style-name="Standard"/>
      <text:p text:style-name="Standard"><text:s text:c="4"/>print("Generated Branch, Product, and Customer data.")</text:p>
      <text:p text:style-name="Standard"/>
      <text:p text:style-name="Standard"><text:s text:c="4"/># 2. Generate Child Table (FKs link to parent tables)</text:p>
      <text:p text:style-name="Standard"><text:s text:c="4"/>account_df = generate_account_data(customer_df, branch_df, product_df)</text:p>
      <text:p text:style-name="Standard"><text:s text:c="4"/></text:p>
      <text:p text:style-name="Standard"><text:s text:c="4"/># Update last_activity_date on Accounts based on the newest transactions</text:p>
      <text:p text:style-name="Standard"><text:s text:c="4"/># This step is often complex in real data; here we just use the fake datetime </text:p>
      <text:p text:style-name="Standard"><text:s text:c="4"/># generated in the function above, which is sufficient for this exercise.</text:p>
      <text:p text:style-name="Standard"><text:s text:c="4"/></text:p>
      <text:p text:style-name="Standard"><text:s text:c="4"/>print(f"Generated {len(account_df)} Account records.")</text:p>
      <text:p text:style-name="Standard"/>
      <text:p text:style-name="Standard"><text:s text:c="4"/># 3. Generate Grandchild Table (FKs link to Accounts)</text:p>
      <text:p text:style-name="Standard"><text:s text:c="4"/>transaction_df = generate_transaction_data(account_df)</text:p>
      <text:p text:style-name="Standard"/>
      <text:p text:style-name="Standard"><text:s text:c="4"/>print(f"Generated {len(transaction_df)} Transaction records.")</text:p>
      <text:p text:style-name="Standard"/>
      <text:p text:style-name="Standard"><text:s text:c="4"/># --- Save to CSV Files ---</text:p>
      <text:p text:style-name="Standard"><text:s text:c="4"/></text:p>
      <text:p text:style-name="Standard"><text:s text:c="4"/># Adjusting transaction columns to be in the order specified in metadata</text:p>
      <text:p text:style-name="Standard"><text:s text:c="4"/>cols_order_tx = ['transaction_id', 'account_id', 'transaction_type', 'amount', 'transaction_date_time', </text:p>
      <text:p text:style-name="Standard"><text:s text:c="21"/>'merchant_name', 'category', 'status', 'reference_number', 'description', </text:p>
      <text:p text:style-name="Standard"><text:s text:c="21"/>'location_city', 'is_international']</text:p>
      <text:p text:style-name="Standard"><text:s text:c="4"/>transaction_df = transaction_df[cols_order_tx]</text:p>
      <text:p text:style-name="Standard"><text:s text:c="4"/></text:p>
      <text:p text:style-name="Standard"><text:s text:c="4"/># Save all DataFrames to CSV</text:p>
      <text:p text:style-name="Standard"><text:s text:c="4"/>customer_df.to_csv('customers.csv', index=False)</text:p>
      <text:p text:style-name="Standard"><text:s text:c="4"/>branch_df.to_csv('branches.csv', index=False)</text:p>
      <text:p text:style-name="Standard"><text:s text:c="4"/>product_df.to_csv('products_services.csv', index=False)</text:p>
      <text:p text:style-name="Standard"><text:s text:c="4"/>account_df.to_csv('accounts.csv', index=False)</text:p>
      <text:p text:style-name="Standard"><text:s text:c="4"/>transaction_df.to_csv('transactions.csv', index=False)</text:p>
      <text:p text:style-name="Standard"/>
      <text:p text:style-name="Standard"><text:s text:c="4"/>print("\nSuccessfully created 5 relational CSV files:")</text:p>
      <text:p text:style-name="Standard"><text:s text:c="4"/>print(" - customers.csv")</text:p>
      <text:p text:style-name="Standard"><text:s text:c="4"/>print(" - branches.csv")</text:p>
      <text:p text:style-name="Standard"><text:s text:c="4"/>print(" - products_services.csv")</text:p>
      <text:p text:style-name="Standard"><text:s text:c="4"/>print(" - accounts.csv")</text:p>
      <text:p text:style-name="Standard"><text:s text:c="4"/>print(" - transactions.csv")</text:p>
      <text:p text:style-name="Standard"><text:s text:c="4"/>print("\nThe Foreign Keys (FKs) in the accounts and transactions tables now correctly reference the Primary Keys (PKs) in their parent tables!"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Roboto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loext:num-list-format="%1%)" style:num-suffix=")" style:num-format="a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loext:num-list-format="%1%" text:bullet-char="●">
        <style:list-level-properties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2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meta:editing-cycles>2</meta:editing-cycles>
    <meta:creation-date>2008-08-22T11:41:04</meta:creation-date>
    <dc:date>2025-10-15T21:12:56.269103647</dc:date>
    <meta:editing-duration>PT8S</meta:editing-duration>
    <meta:document-statistic meta:table-count="0" meta:image-count="0" meta:object-count="0" meta:page-count="4" meta:paragraph-count="181" meta:word-count="753" meta:character-count="8751" meta:non-whitespace-character-count="6877"/>
  </office:meta>
</office:document-meta>
</file>